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79in" fo:margin-left="0in" fo:margin-right="-0.0049in" table:align="margins"/>
    </style:style>
    <style:style style:name="Table3.A" style:family="table-column">
      <style:table-column-properties style:column-width="1.4063in" style:rel-column-width="13759*"/>
    </style:style>
    <style:style style:name="Table3.B" style:family="table-column">
      <style:table-column-properties style:column-width="5.2917in" style:rel-column-width="51776*"/>
    </style:style>
    <style:style style:name="Table3.A1" style:family="table-cell">
      <style:table-cell-properties style:vertical-align="middle" fo:padding="0.0382in" fo:border-left="none" fo:border-right="none" fo:border-top="0.0139in solid #0e85cd" fo:border-bottom="0.0139in solid #0e85cd"/>
    </style:style>
    <style:style style:name="Table3.B1" style:family="table-cell">
      <style:table-cell-properties fo:padding="0.0382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extBody" style:master-page-name="">
      <style:paragraph-properties style:page-number="auto" fo:keep-with-next="always"/>
    </style:style>
    <style:style style:name="P2" style:family="paragraph" style:parent-style-name="OOoTextBody" style:master-page-name="">
      <style:paragraph-properties style:page-number="auto" fo:keep-with-next="auto"/>
    </style:style>
    <style:style style:name="P3" style:family="paragraph" style:parent-style-name="OOoTextBody_5f_ListIntro" style:master-page-name="">
      <style:paragraph-properties style:page-number="auto" fo:keep-with-next="auto"/>
    </style:style>
    <style:style style:name="P4" style:family="paragraph" style:parent-style-name="OOoDefinition" style:master-page-name="">
      <style:paragraph-properties style:page-number="auto"/>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Figure" style:master-page-name="">
      <style:paragraph-properties style:page-number="auto"/>
    </style:style>
    <style:style style:name="P8" style:family="paragraph" style:parent-style-name="OOoDefinitionTerm">
      <style:paragraph-properties fo:margin-top="0.0429in" fo:margin-bottom="0in"/>
    </style:style>
    <style:style style:name="P9" style:family="paragraph" style:parent-style-name="OOoSubtitle">
      <style:text-properties fo:font-size="18pt" fo:letter-spacing="normal" style:font-size-asian="18pt" style:font-size-complex="18pt"/>
    </style:style>
    <style:style style:name="P10" style:family="paragraph" style:parent-style-name="OOoDefinitionTerm">
      <style:paragraph-properties loext:contextual-spacing="false"/>
    </style:style>
    <style:style style:name="P11" style:family="paragraph" style:parent-style-name="OOoDefinition">
      <style:paragraph-properties fo:margin-top="0in" fo:margin-bottom="0.0429in"/>
    </style:style>
    <style:style style:name="P12" style:family="paragraph" style:parent-style-name="OOoTableHeader">
      <style:text-properties fo:font-weight="bold"/>
    </style:style>
    <style:style style:name="P13" style:family="paragraph" style:parent-style-name="OOoTextBody">
      <style:paragraph-properties fo:text-align="center" style:justify-single-word="false"/>
    </style:style>
    <style:style style:name="P14" style:family="paragraph" style:parent-style-name="OOoTextBody">
      <style:paragraph-properties fo:text-align="start" style:justify-single-word="false"/>
    </style:style>
    <style:style style:name="P15" style:family="paragraph" style:parent-style-name="OOoFigure" style:master-page-name="">
      <style:paragraph-properties fo:margin-top="0.0429in" fo:margin-bottom="0.0827in" style:page-number="auto"/>
    </style:style>
    <style:style style:name="P16" style:family="paragraph" style:parent-style-name="OOoFigure">
      <style:paragraph-properties fo:margin-top="0.0429in" fo:margin-bottom="0.0827in"/>
    </style:style>
    <style:style style:name="P17" style:family="paragraph" style:parent-style-name="OOoFigureCaption">
      <style:paragraph-properties fo:text-align="center" style:justify-single-word="false"/>
    </style:style>
    <style:style style:name="P18" style:family="paragraph" style:parent-style-name="OOoFigure" style:master-page-name="">
      <style:paragraph-properties fo:margin-top="0in" fo:margin-bottom="0.0827in" style:page-number="auto"/>
    </style:style>
    <style:style style:name="P19" style:family="paragraph" style:parent-style-name="OOoFigure" style:master-page-name="">
      <style:paragraph-properties fo:margin-top="0.0827in" fo:margin-bottom="0.1575in" style:page-number="auto"/>
    </style:style>
    <style:style style:name="P20" style:family="paragraph" style:parent-style-name="OOoTableText">
      <style:paragraph-properties fo:margin-left="0.0984in" fo:margin-right="0in" fo:text-indent="0in" style:auto-text-indent="false"/>
    </style:style>
    <style:style style:name="P21" style:family="paragraph" style:parent-style-name="OOoFigure">
      <style:paragraph-properties fo:margin-top="0.0827in" fo:margin-bottom="0.1965in"/>
    </style:style>
    <style:style style:name="P22" style:family="paragraph" style:parent-style-name="OOoContents_20_3">
      <style:paragraph-properties>
        <style:tab-stops>
          <style:tab-stop style:position="6.2992in" style:type="right" style:leader-style="dotted" style:leader-text="."/>
        </style:tab-stops>
      </style:paragraph-properties>
    </style:style>
    <style:style style:name="P23" style:family="paragraph" style:parent-style-name="OOoContents_20_1">
      <style:paragraph-properties>
        <style:tab-stops>
          <style:tab-stop style:position="6.6929in" style:type="right" style:leader-style="dotted" style:leader-text="."/>
        </style:tab-stops>
      </style:paragraph-properties>
    </style:style>
    <style:style style:name="P24" style:family="paragraph" style:parent-style-name="OOoContents_20_2">
      <style:paragraph-properties>
        <style:tab-stops>
          <style:tab-stop style:position="6.4965in" style:type="right" style:leader-style="dotted" style:leader-text="."/>
        </style:tab-stops>
      </style:paragraph-properties>
    </style:style>
    <style:style style:name="P25" style:family="paragraph" style:parent-style-name="OOoFooter">
      <style:paragraph-properties fo:text-align="end" style:justify-single-word="false"/>
    </style:style>
    <style:style style:name="P26" style:family="paragraph" style:parent-style-name="OOoFooter">
      <style:paragraph-properties fo:text-align="end" style:justify-single-word="false"/>
      <style:text-properties fo:font-size="11pt" style:font-size-asian="11pt" style:font-size-complex="11pt"/>
    </style:style>
    <style:style style:name="P27" style:family="paragraph" style:parent-style-name="OOoFooter">
      <style:paragraph-properties>
        <style:tab-stops>
          <style:tab-stop style:position="5.0898in" style:type="center"/>
          <style:tab-stop style:position="10.1181in" style:type="right"/>
        </style:tab-stops>
      </style:paragraph-properties>
    </style:style>
    <style:style style:name="P28" style:family="paragraph" style:parent-style-name="OOoHeading_20_2" style:master-page-name="">
      <style:paragraph-properties style:page-number="auto" fo:keep-with-next="always"/>
    </style:style>
    <style:style style:name="P29" style:family="paragraph" style:parent-style-name="OOoHeading_20_2" style:master-page-name="">
      <style:paragraph-properties style:page-number="auto" fo:keep-with-next="auto"/>
    </style:style>
    <style:style style:name="P30" style:family="paragraph" style:parent-style-name="OOoHeading_20_2">
      <style:paragraph-properties fo:margin-top="0.1535in" fo:margin-bottom="0.0429in"/>
    </style:style>
    <style:style style:name="P31" style:family="paragraph" style:parent-style-name="OOoList_20_1_20_Start" style:master-page-name="">
      <style:paragraph-properties style:page-number="auto" fo:keep-with-next="always"/>
    </style:style>
    <style:style style:name="P32" style:family="paragraph" style:parent-style-name="OOoToCHead" style:master-page-name="OOoFrontMatter">
      <style:paragraph-properties style:page-number="auto"/>
    </style:style>
    <style:style style:name="P33" style:family="paragraph" style:parent-style-name="OOoHeading_20_1" style:master-page-name="OOoPageStyle">
      <style:paragraph-properties style:page-number="auto" fo:break-before="auto" fo:break-after="auto"/>
    </style:style>
    <style:style style:name="P34" style:family="paragraph" style:parent-style-name="OOoNewChapter" style:master-page-name="OOoTitlePage">
      <style:paragraph-properties style:page-number="auto"/>
    </style:style>
    <style:style style:name="P35" style:family="paragraph" style:parent-style-name="OOoNum_20_123_20_Start" style:master-page-name="">
      <style:paragraph-properties style:page-number="auto" fo:keep-with-next="always"/>
    </style:style>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style:font-name="Bitstream Vera Serif" fo:language="en" fo:country="US"/>
    </style:style>
    <style:style style:name="T6" style:family="text">
      <style:text-properties fo:language="es" fo:country="ES"/>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style:font-name="DejaVu Serif4"/>
    </style:style>
    <style:style style:name="T13" style:family="text">
      <style:text-properties style:font-name="DejaVu Serif"/>
    </style:style>
    <style:style style:name="T14" style:family="text">
      <style:text-properties style:font-weight-asian="bold" style:font-weight-complex="bold"/>
    </style:style>
    <style:style style:name="T15" style:family="text">
      <style:text-properties fo:language="zxx" fo:country="none" style:language-asian="zxx" style:country-asian="none" style:language-complex="zxx" style:country-complex="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OOoProductName">Apache OpenOffice</text:p>
      <text:p text:style-name="OOoSubtitle">Version 4.1</text:p>
      <text:p text:style-name="OOoGuideName">Writer Guide<text:hidden-paragraph text:condition="ooow:MD!=0"/></text:p>
      <text:h text:style-name="OOoHeading_20_0" text:outline-level="1"><text:bookmark-start text:name="__RefHeading__9331_2104653120"/>Chapter <text:span text:style-name="OOoChapterNumber">2</text:span><text:line-break/> <text:s/>Setting up Writer<text:bookmark-end text:name="__RefHeading__9331_2104653120"/></text:h>
      <text:p text:style-name="P9">Choosing Options to Suit the Way You Work</text:p>
      <text:p text:style-name="OOoTextBody"/>
      <text:p text:style-name="OOoPageBreak"/>
      <text:section text:style-name="Sect1" text:name="Section1" text:condition="ooow:MD !=0" text:display="condition">
        <text:h text:style-name="OOoHeading_20_1" text:outline-level="2"><text:bookmark-start text:name="__RefHeading__136327_780470623"/>Copyright<text:bookmark-end text:name="__RefHeading__136327_780470623"/></text:h>
        <text:p text:style-name="Standard">This document is Copyright <text:span text:style-name="T11">©</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OpenOffice Writer Guide 3.3 Chapter 2 Setting up Writer Copyright <text:span text:style-name="T12">©</text:span><text:span text:style-name="T13"> 2005 – 2010 by its contributors listed below.</text:span></text:p>
        <text:p text:style-name="OOoCopyrightPage">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
        <text:p text:style-name="OOoCopyrightPage">Publication date and software version</text:p>
        <text:p text:style-name="OOoTextBody">Published 31 July 2023. Based on Apache OpenOffice.org 4.1.</text:p>
        <text:p text:style-name="P3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9331_2104653120" text:style-name="Internet_20_link" text:visited-style-name="Internet_20_link">Chapter 2<text:line-break/> <text:s/>Setting up Writer<text:tab/>1</text:a></text:p>
            <text:p text:style-name="P24"><text:a xlink:type="simple" xlink:href="#__RefHeading__136327_780470623" text:style-name="Internet_20_link" text:visited-style-name="Internet_20_link">Copyright<text:tab/>2</text:a></text:p>
            <text:p text:style-name="P24"><text:a xlink:type="simple" xlink:href="#__RefHeading__136329_780470623" text:style-name="Internet_20_link" text:visited-style-name="Internet_20_link">Choosing Options that Affect all of AOO<text:tab/>4</text:a></text:p>
            <text:p text:style-name="P22"><text:a xlink:type="simple" xlink:href="#__RefHeading__136331_780470623" text:style-name="Internet_20_link" text:visited-style-name="Internet_20_link">User Data Options<text:tab/>4</text:a></text:p>
            <text:p text:style-name="P22"><text:a xlink:type="simple" xlink:href="#__RefHeading__136333_780470623" text:style-name="Internet_20_link" text:visited-style-name="Internet_20_link">General Options<text:tab/>5</text:a></text:p>
            <text:p text:style-name="P22"><text:a xlink:type="simple" xlink:href="#__RefHeading__136335_780470623" text:style-name="Internet_20_link" text:visited-style-name="Internet_20_link">Memory Options<text:tab/>6</text:a></text:p>
            <text:p text:style-name="P22"><text:a xlink:type="simple" xlink:href="#__RefHeading__136337_780470623" text:style-name="Internet_20_link" text:visited-style-name="Internet_20_link">View Options<text:tab/>7</text:a></text:p>
            <text:p text:style-name="P22"><text:a xlink:type="simple" xlink:href="#__RefHeading__136339_780470623" text:style-name="Internet_20_link" text:visited-style-name="Internet_20_link">Print Options<text:tab/>9</text:a></text:p>
            <text:p text:style-name="P22"><text:a xlink:type="simple" xlink:href="#__RefHeading__136341_780470623" text:style-name="Internet_20_link" text:visited-style-name="Internet_20_link">Path Options<text:tab/>10</text:a></text:p>
            <text:p text:style-name="P22"><text:a xlink:type="simple" xlink:href="#__RefHeading__136343_780470623" text:style-name="Internet_20_link" text:visited-style-name="Internet_20_link">Color Options<text:tab/>10</text:a></text:p>
            <text:p text:style-name="P22"><text:a xlink:type="simple" xlink:href="#__RefHeading__136345_780470623" text:style-name="Internet_20_link" text:visited-style-name="Internet_20_link">Font Options<text:tab/>12</text:a></text:p>
            <text:p text:style-name="P22"><text:a xlink:type="simple" xlink:href="#__RefHeading__136347_780470623" text:style-name="Internet_20_link" text:visited-style-name="Internet_20_link">Security Options<text:tab/>13</text:a></text:p>
            <text:p text:style-name="P22"><text:a xlink:type="simple" xlink:href="#__RefHeading__136349_780470623" text:style-name="Internet_20_link" text:visited-style-name="Internet_20_link">Appearance Options<text:tab/>14</text:a></text:p>
            <text:p text:style-name="P24"><text:a xlink:type="simple" xlink:href="#__RefHeading__136351_780470623" text:style-name="Internet_20_link" text:visited-style-name="Internet_20_link">Choosing Options for Loading and Saving Documents<text:tab/>15</text:a></text:p>
            <text:p text:style-name="P22"><text:a xlink:type="simple" xlink:href="#__RefHeading__136353_780470623" text:style-name="Internet_20_link" text:visited-style-name="Internet_20_link">General Load/Save Options<text:tab/>15</text:a></text:p>
            <text:p text:style-name="P22"><text:a xlink:type="simple" xlink:href="#__RefHeading__136355_780470623" text:style-name="Internet_20_link" text:visited-style-name="Internet_20_link">VBA Properties Load/Save Options<text:tab/>17</text:a></text:p>
            <text:p text:style-name="P22"><text:a xlink:type="simple" xlink:href="#__RefHeading__136357_780470623" text:style-name="Internet_20_link" text:visited-style-name="Internet_20_link">Microsoft Office Load/Save Options<text:tab/>17</text:a></text:p>
            <text:p text:style-name="P22"><text:a xlink:type="simple" xlink:href="#__RefHeading__136359_780470623" text:style-name="Internet_20_link" text:visited-style-name="Internet_20_link">HTML Compatibility Load/Save Options<text:tab/>18</text:a></text:p>
            <text:p text:style-name="P24"><text:a xlink:type="simple" xlink:href="#__RefHeading__136361_780470623" text:style-name="Internet_20_link" text:visited-style-name="Internet_20_link">Choosing Options for Writer<text:tab/>20</text:a></text:p>
            <text:p text:style-name="P22"><text:a xlink:type="simple" xlink:href="#__RefHeading__136363_780470623" text:style-name="Internet_20_link" text:visited-style-name="Internet_20_link">General Options<text:tab/>20</text:a></text:p>
            <text:p text:style-name="P22"><text:a xlink:type="simple" xlink:href="#__RefHeading__136365_780470623" text:style-name="Internet_20_link" text:visited-style-name="Internet_20_link">View Options<text:tab/>21</text:a></text:p>
            <text:p text:style-name="P22"><text:a xlink:type="simple" xlink:href="#__RefHeading__136367_780470623" text:style-name="Internet_20_link" text:visited-style-name="Internet_20_link">Formatting Aids Options<text:tab/>22</text:a></text:p>
            <text:p text:style-name="P22"><text:a xlink:type="simple" xlink:href="#__RefHeading__136369_780470623" text:style-name="Internet_20_link" text:visited-style-name="Internet_20_link">Grid Options<text:tab/>23</text:a></text:p>
            <text:p text:style-name="P22"><text:a xlink:type="simple" xlink:href="#__RefHeading__136371_780470623" text:style-name="Internet_20_link" text:visited-style-name="Internet_20_link">Default Fonts<text:tab/>24</text:a></text:p>
            <text:p text:style-name="P22"><text:a xlink:type="simple" xlink:href="#__RefHeading__136373_780470623" text:style-name="Internet_20_link" text:visited-style-name="Internet_20_link">Print Options<text:tab/>25</text:a></text:p>
            <text:p text:style-name="P22"><text:a xlink:type="simple" xlink:href="#__RefHeading__136375_780470623" text:style-name="Internet_20_link" text:visited-style-name="Internet_20_link">Default Table Options<text:tab/>26</text:a></text:p>
            <text:p text:style-name="P22"><text:a xlink:type="simple" xlink:href="#__RefHeading__136377_780470623" text:style-name="Internet_20_link" text:visited-style-name="Internet_20_link">Change Tracking Options<text:tab/>26</text:a></text:p>
            <text:p text:style-name="P22"><text:a xlink:type="simple" xlink:href="#__RefHeading__136379_780470623" text:style-name="Internet_20_link" text:visited-style-name="Internet_20_link">Compatibility Options<text:tab/>27</text:a></text:p>
            <text:p text:style-name="P22"><text:a xlink:type="simple" xlink:href="#__RefHeading__136381_780470623" text:style-name="Internet_20_link" text:visited-style-name="Internet_20_link">AutoCaption Options<text:tab/>29</text:a></text:p>
            <text:p text:style-name="P22"><text:a xlink:type="simple" xlink:href="#__RefHeading__136383_780470623" text:style-name="Internet_20_link" text:visited-style-name="Internet_20_link">Mail Merge E-mail Options<text:tab/>30</text:a></text:p>
            <text:p text:style-name="P24"><text:a xlink:type="simple" xlink:href="#__RefHeading__136385_780470623" text:style-name="Internet_20_link" text:visited-style-name="Internet_20_link">Choosing Options for HTML Documents<text:tab/>30</text:a></text:p>
            <text:p text:style-name="P24"><text:a xlink:type="simple" xlink:href="#__RefHeading__37205230" text:style-name="Internet_20_link" text:visited-style-name="Internet_20_link">Choosing Language Settings<text:tab/>31</text:a></text:p>
            <text:p text:style-name="P22"><text:a xlink:type="simple" xlink:href="#__RefHeading__9333_2104653120" text:style-name="Internet_20_link" text:visited-style-name="Internet_20_link">Install the Required Language Pack<text:tab/>31</text:a></text:p>
            <text:p text:style-name="P22"><text:a xlink:type="simple" xlink:href="#__RefHeading__136387_780470623" text:style-name="Internet_20_link" text:visited-style-name="Internet_20_link">Install the Required Dictionaries<text:tab/>31</text:a></text:p>
            <text:p text:style-name="P22"><text:a xlink:type="simple" xlink:href="#__RefHeading__136389_780470623" text:style-name="Internet_20_link" text:visited-style-name="Internet_20_link">Change Some Locale and Language Settings<text:tab/>31</text:a></text:p>
            <text:p text:style-name="P22"><text:a xlink:type="simple" xlink:href="#__RefHeading__136391_780470623" text:style-name="Internet_20_link" text:visited-style-name="Internet_20_link">Choose Spelling Options<text:tab/>32</text:a></text:p>
            <text:p text:style-name="P24"><text:a xlink:type="simple" xlink:href="#__RefHeading__136393_780470623" text:style-name="Internet_20_link" text:visited-style-name="Internet_20_link">Controlling Writer’s AutoCorrect Functions<text:tab/>33</text:a></text:p>
          </text:index-body>
        </text:table-of-content>
        <text:p text:style-name="OOoTextBody"/>
      </text:section>
      <text:h text:style-name="P33" text:outline-level="2"><text:bookmark-start text:name="__RefHeading__136329_780470623"/>Choosing Options that Affect all of AOO<text:bookmark-end text:name="__RefHeading__136329_78047062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draw:frame draw:style-name="fr1" draw:name="Frame1" text:anchor-type="as-char" svg:width="2.7701in" draw:z-index="2"><draw:text-box fo:min-height="3.2098in"><text:p text:style-name="OOoFigureCaption"><text:s/><draw:frame text:anchor-type="as-char" draw:z-index="3" draw:style-name="gr1" draw:text-style-name="P36"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20">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bookmark-start text:name="__RefHeading__136331_780470623"/><text:alphabetical-index-mark-start text:id="IMark797407524"/>User Data Options<text:bookmark-end text:name="__RefHeading__136331_780470623"/><text:alphabetical-index-mark-end text:id="IMark797407524"/></text:h>
      <text:p text:style-name="OOoTextBody_5f_ListIntro">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5.6165in" draw:z-index="42"><draw:text-box fo:min-height="3.0882in"><text:p text:style-name="OOoFigureCaption"><draw:frame draw:style-name="fr5" draw:name="graphics10" text:anchor-type="as-char" svg:width="5.6165in" svg:height="2.8752in" draw:z-index="43"><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bookmark-start text:name="__RefHeading__136333_780470623"/><text:alphabetical-index-mark text:string-value="general options"/>General Options<text:bookmark-end text:name="__RefHeading__136333_780470623"/></text:h>
      <text:p text:style-name="OOoTextBody">The options on the OpenOffice—General page are described below.</text:p>
      <text:p text:style-name="OOoFigure"><draw:frame draw:style-name="fr1" draw:name="Frame10" text:anchor-type="as-char" svg:width="5.4972in" draw:z-index="6"><draw:text-box fo:min-height="3.2953in"><text:p text:style-name="OOoFigureCaption"><draw:frame text:anchor-type="as-char" draw:z-index="7" draw:style-name="gr1" draw:text-style-name="P36"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797407524"/>Help—Tips<text:alphabetical-index-mark-end text:id="IMark797407524"/></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4">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797407524"/>Help—Help Agent<text:alphabetical-index-mark-end text:id="IMark797407524"/></text:p>
      <text:p text:style-name="OOoDefinition">To turn off the <text:span text:style-name="OOoEmphasis">Help Agent</text:span>, deselect this option. To restore the default behavior, click <text:span text:style-name="OOoMenuPath">Reset Help Agent</text:span>.</text:p>
      <text:p text:style-name="OOoDefinitionTerm"><text:soft-page-break/>Help—Help formatting</text:p>
      <text:p text:style-name="OOoDefinition"><text:span text:style-name="OOoEmphasis">High contrast</text:span> is an operating system setting that changes the system color scheme to improve readability. To display Help in <text:alphabetical-index-mark-start text:id="IMark797462224"/>high<text:alphabetical-index-mark-start text:id="IMark797462272"/> <text:alphabetical-index-mark-end text:id="IMark797462272"/>contrast<text:alphabetical-index-mark-end text:id="IMark797462224"/>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797407764"/>Open/Save dialogs<text:alphabetical-index-mark-end text:id="IMark797407764"/></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797408196"/>two-digit years<text:alphabetical-index-mark-end text:id="IMark797408196"/>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36335_780470623"/><text:alphabetical-index-mark text:string-value="memory options"/>Memory Options<text:bookmark-end text:name="__RefHeading__136335_780470623"/></text:h>
      <text:p text:style-name="OOoTextBody_5f_ListIntro">In the Options dialog, click <text:span text:style-name="OOoMenuPath">OpenOffice &gt; Memory</text:span>. Some considerations:</text:p>
      <text:list xml:id="list7896983148746178972"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5.7402in" draw:z-index="14"><draw:text-box fo:min-height="3.0244in"><text:p text:style-name="OOoFigureCaption"><draw:frame text:anchor-type="as-char" draw:z-index="15" draw:style-name="gr1" draw:text-style-name="P36"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28" text:outline-level="3"><text:bookmark-start text:name="__RefHeading__136337_780470623"/>View Options<text:bookmark-end text:name="__RefHeading__136337_780470623"/></text:h>
      <text:p text:style-name="OOoTextBody">The options on the OpenOffice—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5.6457in" style:rel-width="84%" svg:height="3.2626in" style:rel-height="scale-min" draw:z-index="44"><draw:text-box><text:p text:style-name="OOoFigureCaption"><draw:frame draw:style-name="fr6" draw:name="graphics5" text:anchor-type="as-char" svg:width="5.6457in" svg:height="3.0417in" draw:z-index="45"><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797409060"/>scaling factor<text:alphabetical-index-mark-end text:id="IMark797409060"/>.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Use <text:alphabetical-index-mark-start text:id="IMark797409060"/>system font for user interface<text:alphabetical-index-mark-end text:id="IMark797409060"/></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text:alphabetical-index-mark-start text:id="IMark797409060"/>Icons in menus<text:alphabetical-index-mark-end text:id="IMark797409060"/></text:p>
      <text:p text:style-name="OOoDefinition">Causes icons as well as words to be visible in menus.</text:p>
      <text:p text:style-name="OOoDefinitionTerm">Font Lists—Show <text:alphabetical-index-mark-start text:id="IMark797409060"/>preview of fonts<text:alphabetical-index-mark-end text:id="IMark797409060"/></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3"><draw:frame draw:style-name="fr7" draw:name="graphics15" text:anchor-type="as-char" svg:y="-1.9075in" svg:width="2.9075in" svg:height="1.6055in" draw:z-index="46"><draw:image xlink:href="Pictures/10000000000001030000008F913E9372.png" xlink:type="simple" xlink:show="embed" xlink:actuate="onLoad"/></draw:frame></text:p>
          </table:table-cell>
          <table:table-cell table:style-name="Table8.A1" office:value-type="string">
            <text:p text:style-name="P14"><draw:frame draw:style-name="fr5" draw:name="graphics16" text:anchor-type="as-char" svg:width="1.9898in" svg:height="1.6402in" draw:z-index="47"><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Show <text:alphabetical-index-mark-start text:id="IMark797425944"/>font history<text:alphabetical-index-mark-end text:id="IMark797425944"/></text:p>
      <text:p text:style-name="OOoDefinition">Causes the last five fonts you have assigned to the current document to be displayed at the top of the font list.</text:p>
      <text:p text:style-name="P10">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bookmark text:name="bm_id3147167"/><text:bookmark text:name="bm_id6703085"/><text:alphabetical-index-mark text:string-value="mouse positioning"/>Mouse positioning</text:p>
      <text:p text:style-name="OOoDefinition">Specifies if and how the mouse pointer will be positioned in newly opened dialog boxes.</text:p>
      <text:p text:style-name="OOoDefinitionTerm"><text:bookmark text:name="bm_id3146111"/><text:bookmark text:name="bm_id5366069"/>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8">Automatic scrolling</text:span></text:span> – dragging while pressing the middle mouse button shifts the view.</text:p>
        </text:list-item>
      </text:list>
      <text:list xml:id="list38461727" text:continue-list="list7896983148746178972" text:style-name="OOoBullets_20_1">
        <text:list-item>
          <text:p text:style-name="OOoList_20_1_20_End"><text:span text:style-name="OOoMenuPath"><text:span text:style-name="T7">Paste clipboard</text:span></text:span><text:span text:style-name="T8"> </text:span>– pressing the middle mouse button inserts the contents of the “Selection <text:alphabetical-index-mark-start text:id="IMark797408292"/>clipboard<text:alphabetical-index-mark-end text:id="IMark797408292"/>” at the cursor position.</text:p>
        </text:list-item>
      </text:list>
      <text:p text:style-name="OOoDefinition"><text:span text:style-name="OOoMenuPath"><text:span text:style-name="T10">The </text:span></text:span><text:alphabetical-index-mark text:string-value="selection clipboard"/>“Selection clipboard” is independent of the normal clipboard that you use by <text:span text:style-name="OOoMenuPath"><text:span text:style-name="T9">Edit </text:span></text:span><text:span text:style-name="OOoMenuPath"><text:span text:style-name="T10">&gt;</text:span></text:span><text:span text:style-name="OOoMenuPath"><text:span text:style-name="T9">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12">Clipboard</text:p>
            </table:table-cell>
            <table:table-cell table:style-name="Table12.C1" office:value-type="string">
              <text:p text:style-name="P12">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bookmark-start text:name="__RefHeading__136339_780470623"/>Print Options<text:bookmark-end text:name="__RefHeading__136339_780470623"/></text:h>
      <text:p text:style-name="OOoTextBody">On the OpenOffice—Print page, set the <text:alphabetical-index-mark-start text:id="IMark797408292"/>print options<text:alphabetical-index-mark-end text:id="IMark797408292"/> to suit your default printer and your most common printing method.</text:p>
      <text:p text:style-name="OOoFigure"><draw:frame draw:style-name="fr1" draw:name="Frame2" text:anchor-type="as-char" svg:width="5.6374in" draw:z-index="48"><draw:text-box fo:min-height="4.2327in"><text:p text:style-name="OOoFigureCaption"><draw:frame draw:style-name="fr5" draw:name="graphics14" text:anchor-type="as-char" svg:width="5.6354in" svg:height="3.75in" draw:z-index="49"><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bookmark-start text:name="__RefHeading__136341_780470623"/><text:alphabetical-index-mark text:string-value="path options"/>Path Options<text:bookmark-end text:name="__RefHeading__136341_780470623"/></text:h>
      <text:p text:style-name="OOoTextBody">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19"><draw:frame draw:style-name="fr1" draw:name="Frame23" text:anchor-type="as-char" svg:width="5.3453in" draw:z-index="16"><draw:text-box fo:min-height="3.5701in"><text:p text:style-name="OOoFigureCaption"><draw:frame text:anchor-type="as-char" draw:z-index="17" draw:style-name="gr1" draw:text-style-name="P36"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bookmark-start text:name="__RefHeading__136343_780470623"/><text:alphabetical-index-mark text:string-value="color options"/>Color Options<text:bookmark-end text:name="__RefHeading__136343_780470623"/></text:h>
      <text:p text:style-name="P2">On the OpenOffice—Colors page, you can specify colors to use in AOO documents. You can select a color from a color table, edit an existing color, or define new colors. These colors will then be available in color selection palettes in AOO.</text:p>
      <text:p text:style-name="OOoFigure"><text:soft-page-break/><draw:frame draw:style-name="fr1" draw:name="Frame24" text:anchor-type="as-char" svg:width="5.6047in" draw:z-index="18"><draw:text-box fo:min-height="3.8811in"><text:p text:style-name="OOoFigureCaption"><draw:frame text:anchor-type="as-char" draw:z-index="19" draw:style-name="gr1" draw:text-style-name="P36"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6289141883228543662" text:style-name="OOoNum_20_123">
        <text:list-item text:start-value="1">
          <text:p text:style-name="P35">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26"><draw:text-box fo:min-height="4.0752in"><text:p text:style-name="OOoFigureCaption"><draw:frame text:anchor-type="as-char" draw:z-index="27" draw:style-name="gr1" draw:text-style-name="P36"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bookmark-start text:name="__RefHeading__136345_780470623"/><text:alphabetical-index-mark text:string-value="font options"/><text:alphabetical-index-mark text:string-value="font replacements"/>Font O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p>
      <text:p text:style-name="OOoTextBody_5f_ListIntro">On the OpenOffice—Fonts page:</text:p>
      <text:list xml:id="list38454952" text:continue-list="list6289141883228543662" text:style-name="OOoNum_20_123">
        <text:list-item text:start-value="1">
          <text:p text:style-name="OOoNum_20_123_20_Start">Select <text:span text:style-name="OOoMenuPath"><text:span text:style-name="T14">Apply </text:span></text:span><text:alphabetical-index-mark text:string-value="replacement table (font)"/><text:span text:style-name="OOoMenuPath"><text:span text:style-name="T14">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50"><draw:text-box fo:min-height="3.95in"><text:p text:style-name="OOoFigureCaption"><draw:frame draw:style-name="fr5" draw:name="graphics27" text:anchor-type="as-char" svg:width="5.6252in" svg:height="3.7291in" draw:z-index="51"><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29" text:outline-level="3"><text:bookmark-start text:name="__RefHeading__136347_780470623"/><text:alphabetical-index-mark text:string-value="security options"/>Security Options<text:bookmark-end text:name="__RefHeading__136347_780470623"/></text:h>
      <text:p text:style-name="P2">Use <text:alphabetical-index-mark text:string-value="file sharing options"/>the OpenOffice—Security page to choose security options for saving documents and for opening documents that contain macros.</text:p>
      <text:p text:style-name="OOoFigure"><draw:frame draw:style-name="fr1" draw:name="Frame27" text:anchor-type="as-char" svg:width="5.6618in" draw:z-index="52"><draw:text-box fo:min-height="3.2689in"><text:p text:style-name="OOoFigureCaption"><draw:frame draw:style-name="fr8" draw:name="graphics13" text:anchor-type="as-char" svg:width="5.6146in" svg:height="3in" draw:z-index="53"><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54"><draw:text-box><text:p text:style-name="OOoFigureCaption"><draw:frame draw:style-name="fr9" draw:name="graphics28" text:anchor-type="paragraph" svg:width="5.6693in" svg:height="3.3264in" draw:z-index="55"><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bookmark-start text:name="__RefHeading__136349_780470623"/><text:alphabetical-index-mark text:string-value="appearance options"/>Appearance O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8446147" text:continue-list="list38461727"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0"><draw:text-box fo:min-height="3.4945in"><text:p text:style-name="OOoFigureCaption"><draw:frame text:anchor-type="as-char" draw:z-index="28" draw:style-name="gr1" draw:text-style-name="P36"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36351_780470623"/>Choosing Options for Loading and Saving Documents<text:bookmark-end text:name="__RefHeading__136351_780470623"/></text:h>
      <text:p text:style-name="P1">You can set the Load/Save options to suit the way you work.</text:p>
      <text:p text:style-name="P1">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1"><draw:text-box fo:min-height="1.5937in"><text:p text:style-name="OOoFigureCaption"><draw:frame text:anchor-type="as-char" draw:z-index="29" draw:style-name="gr1" draw:text-style-name="P36"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text:bookmark-start text:name="__RefHeading__136353_780470623"/>General <text:alphabetical-index-mark text:string-value="load/save options"/>Load/Save Options<text:bookmark-end text:name="__RefHeading__136353_780470623"/></text:h>
      <text:p text:style-name="OOoTextBody">Most of the choices on the Load/Save—General <text:span text:style-name="T1">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182503416"/>user-specific settings<text:alphabetical-index-mark-end text:id="IMark182503416"/>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3.2035in" svg:width="5.4791in" draw:z-index="56"><draw:text-box fo:min-height="3.852in"><text:p text:style-name="OOoFigureCaption"><draw:frame draw:style-name="fr5" draw:name="graphics29" text:anchor-type="as-char" svg:width="5.4791in" svg:height="3.6311in" draw:z-index="57"><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182503416"/>printer settings<text:alphabetical-index-mark-end text:id="IMark182503416"/>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soft-page-break/><text:alphabetical-index-mark text:string-value="size optimization"/><text:span text:style-name="OOoMenuPath">Size optimization for ODF format</text:span>. OpenOffice's documents are <text:alphabetical-index-mark-start text:id="IMark797408580"/>XML<text:alphabetical-index-mark-end text:id="IMark797408580"/>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text:bookmark-start text:name="__RefHeading__136355_780470623"/>VBA Properties Load/Save Options<text:bookmark-end text:name="__RefHeading__136355_780470623"/></text:h>
      <text:p text:style-name="OOoTextBody">On the Load/Save—VBA Properties<text:span text:style-name="OOoMenuPath"><text:span text:style-name="T3"> </text:span></text:span>page, you can choose whether to keep any macros in Microsoft Office documents that are opened in OpenOffice. These macros are disabled in AOO.</text:p>
      <text:p text:style-name="OOoTextBody">If you choose <text:span text:style-name="OOoMenuPath">Load Basic code</text:span>, you can edit the macros in AOO. The changed code is saved in an AOO document but is not retained if you save into a Microsoft Office format.</text:p>
      <text:p text:style-name="P5">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4"><draw:text-box fo:min-height="2.3846in"><text:p text:style-name="OOoFigureCaption"><draw:frame draw:style-name="fr10" draw:name="graphics23" text:anchor-type="as-char" svg:width="2.9366in" style:rel-width="100%" svg:height="2.3846in" style:rel-height="scale" draw:z-index="5"><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bookmark-start text:name="__RefHeading__136357_780470623"/><text:alphabetical-index-mark text:string-value="Microsoft Office file conversion"/>Microsoft Office Load/Save Options<text:bookmark-end text:name="__RefHeading__136357_780470623"/></text:h>
      <text:p text:style-name="OOoTextBody">On the Load/Save—Microsoft Office page, you can choose what to do when importing and exporting Microsoft Office OLE objects (linked or embedded objects or documents such as spreadsheets or equations).</text:p>
      <text:p text:style-name="OOoTextBody"><text:soft-page-break/>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30"><draw:text-box fo:min-height="4.048in"><text:p text:style-name="OOoFigureCaption"><draw:frame text:anchor-type="as-char" draw:z-index="31" draw:style-name="gr1" draw:text-style-name="P36"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bookmark-start text:name="__RefHeading__136359_780470623"/><text:alphabetical-index-mark-start text:id="IMark797460880"/>HTML Compatibility<text:alphabetical-index-mark-end text:id="IMark797460880"/> Load/Save Options<text:bookmark-end text:name="__RefHeading__136359_780470623"/></text:h>
      <text:p text:style-name="P2">Choices made on the Load/Save—HTML Compatibility page affect HTML pages imported into OpenOffice and those exported from AOO.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5.6256in" draw:z-index="32"><draw:text-box fo:min-height="3.0091in"><text:p text:style-name="OOoFigureCaption"><draw:frame text:anchor-type="as-char" draw:z-index="33" draw:style-name="gr1" draw:text-style-name="P36"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36361_780470623"/>Choosing Options for Writer<text:bookmark-end text:name="__RefHeading__136361_780470623"/></text:h>
      <text:p text:style-name="OOoTextBody">Settings chosen on the pages in the OpenOffice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Options—OpenOffice</text:span></text:span><text:span text:style-name="T10"> dialog box</text:span>. A list of pages appears.</text:p>
      <text:p text:style-name="OOoFigure"><draw:frame draw:style-name="fr1" draw:name="Frame28" text:anchor-type="as-char" svg:width="6.1244in" draw:z-index="8"><draw:text-box fo:min-height="3.0244in"><text:p text:style-name="OOoFigureCaption"><draw:frame text:anchor-type="as-char" draw:z-index="34" draw:style-name="gr1" draw:text-style-name="P36"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bookmark-start text:name="__RefHeading__136363_780470623"/><text:alphabetical-index-mark text:string-value="general options for Writer"/>General Options<text:bookmark-end text:name="__RefHeading__136363_780470623"/></text:h>
      <text:p text:style-name="OOoTextBody">The choices on the OpenOffice Writer—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9"><draw:text-box fo:min-height="2.6346in"><text:p text:style-name="OOoFigureCaption"><draw:frame draw:style-name="fr5" draw:name="graphics6" text:anchor-type="as-char" svg:width="4.4689in" svg:height="2.3228in" draw:z-index="10"><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8">Settings—Tab<text:alphabetical-index-mark-start text:id="IMark797460880"/> stops<text:alphabetical-index-mark-end text:id="IMark797460880"/></text:p>
      <text:p text:style-name="P11">The <text:span text:style-name="OOoEmphasis">Tab stops</text:span> setting specifies the distance the cursor travels for each press of the <text:span text:style-name="OOoKeystroke">Tab</text:span> key. This setting is also used for the <text:alphabetical-index-mark-start text:id="IMark797460880"/>indent distance<text:alphabetical-index-mark-end text:id="IMark797460880"/> applied by the <text:span text:style-name="OOoMenuPath">Increase Indent</text:span> and <text:span text:style-name="OOoMenuPath">Decrease Indent</text:span> buttons on the Formatting Bar, which affect the indentation of entire paragraphs.</text:p>
      <text:p text:style-name="P11">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bookmark-start text:name="__RefHeading__136365_780470623"/><text:alphabetical-index-mark text:string-value="View options for Writer"/>View Options<text:bookmark-end text:name="__RefHeading__136365_780470623"/></text:h>
      <text:p text:style-name="OOoTextBody">Two pages of options set the defaults for viewing Writer documents: <text:span text:style-name="T2">View</text:span> (described here) and <text:span text:style-name="T2">Formatting Aids (described below)</text:span>.</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5"><text:soft-page-break/><draw:frame draw:style-name="fr1" draw:name="Frame5" text:anchor-type="as-char" svg:width="5.6256in" draw:z-index="11"><draw:text-box fo:min-height="2.5098in"><text:p text:style-name="OOoFigureCaption"><draw:frame draw:style-name="fr5" draw:name="graphics7" text:anchor-type="as-char" svg:width="5.6256in" svg:height="2.6673in" draw:z-index="12"><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bookmark-start text:name="__RefHeading__136367_780470623"/><text:alphabetical-index-mark-start text:id="IMark797460880"/>Formatting Aids Options<text:bookmark-end text:name="__RefHeading__136367_780470623"/><text:alphabetical-index-mark-end text:id="IMark797460880"/></text:h>
      <text:p text:style-name="P1">The display of symbols such as <text:alphabetical-index-mark-start text:id="IMark797460880"/>paragraph ends<text:alphabetical-index-mark-end text:id="IMark797460880"/> and tabs helps you when writing, editing, and doing page layout. For example, you might want to know if any blank paragraphs or tabs are included or if any tables or graphics are too wide and intrude into the margins of the page.</text:p>
      <text:p text:style-name="P2">On the OpenOffice Writer—Formatting Aids page, select the required options.</text:p>
      <text:p text:style-name="P21"><draw:frame draw:style-name="fr1" draw:name="Frame6" text:anchor-type="as-char" svg:width="5.6256in" draw:z-index="13"><draw:text-box fo:min-height="2.5516in"><text:p text:style-name="OOoFigureCaption"><draw:frame text:anchor-type="as-char" draw:z-index="35" draw:style-name="gr1" draw:text-style-name="P36"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bookmark-start text:name="__RefHeading__136369_780470623"/><text:reference-mark-start text:name="Grid options for text documents"/>Grid Options<text:bookmark-end text:name="__RefHeading__136369_780470623"/><text:reference-mark-end text:name="Grid options for text documents"/></text:h>
      <text:p text:style-name="OOoTextBody">Specifying “<text:alphabetical-index-mark-start text:id="IMark797460736"/>snap to grid<text:alphabetical-index-mark-end text:id="IMark797460736"/>” can be very helpful when you are trying to align several objects such as graphics or tables.</text:p>
      <text:p text:style-name="OOoTextBody">On the OpenOffice Writer—Grid page, you can choose whether to enable this feature and what grid intervals to use. If the <text:alphabetical-index-mark-start text:id="IMark797460688"/>grid intervals<text:alphabetical-index-mark-end text:id="IMark797460688"/> (subdivisions) are too large, you may find that you do not have enough control in placing the objects.</text:p>
      <text:p text:style-name="OOoFigure"><draw:frame draw:style-name="fr1" draw:name="Frame7" text:anchor-type="as-char" svg:width="5.6256in" draw:z-index="61"><draw:text-box fo:min-height="2.0366in"><text:p text:style-name="OOoFigureCaption"><draw:frame draw:style-name="fr5" draw:name="graphics9" text:anchor-type="as-char" svg:width="5.6043in" svg:height="2.0209in" draw:z-index="62"><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bookmark-start text:name="__RefHeading__136371_780470623"/><text:soft-page-break/>Default Fonts<text:bookmark-end text:name="__RefHeading__136371_780470623"/></text:h>
      <text:p text:style-name="OOoTextBody_5f_ListIntro">The <text:alphabetical-index-mark text:string-value="fonts, default"/>default fonts specified on the OpenOffice Writer—Basic Fonts (Western) page apply to both Writer documents and HTML (Web) documents.</text:p>
      <text:p text:style-name="OOoFigure"><draw:frame draw:style-name="fr1" draw:name="Frame8" text:anchor-type="as-char" svg:width="5.5839in" draw:z-index="64"><draw:text-box fo:min-height="3.3752in"><text:p text:style-name="OOoFigureCaption"><draw:frame draw:style-name="fr5" draw:name="graphics11" text:anchor-type="as-char" svg:width="5.5839in" svg:height="3.6839in" draw:z-index="65"><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8447766" text:continue-list="list38446147" text:style-name="OOoBullets_20_1">
        <text:list-item>
          <text:p text:style-name="OOoList_20_1_20_Cont.">When choosing fonts on this page you are not limited to single fonts or to the ones shown in the drop-down list. You can specify a “<text:alphabetical-index-mark-start text:id="IMark797460736"/>font family<text:alphabetical-index-mark-end text:id="IMark797460736"/>” as a comma‑separated set of fonts that includes those suitable for Windows, Macintosh, Linux, and other operating <text:span text:style-name="T4">systems.</text:span> These choices are particularly important in <text:alphabetical-index-mark-start text:id="IMark797460784"/>HTML documents<text:alphabetical-index-mark-end text:id="IMark797460784"/>.</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bookmark-start text:name="__RefHeading__136373_780470623"/><text:soft-page-break/><text:alphabetical-index-mark text:string-value="print options"/>Print Options<text:bookmark-end text:name="__RefHeading__136373_780470623"/></text:h>
      <text:p text:style-name="P1">On the OpenOffice Writer—Print page (<text:sequence-ref text:reference-format="category-and-value" text:ref-name="refFigure25">Figure 26</text:sequence-ref>), you can choose which items are printed with the document by default. These options are in addition to those on the OpenOffice—Print page (<text:sequence-ref text:reference-format="category-and-value" text:ref-name="refFigure6">Figure 7</text:sequence-ref>).</text:p>
      <text:p text:style-name="OOoFigure"><draw:frame draw:style-name="fr1" draw:name="Frame9" text:anchor-type="as-char" svg:width="5.6252in" draw:z-index="66"><draw:text-box fo:min-height="3.5098in"><text:p text:style-name="OOoFigureCaption"><draw:frame draw:style-name="fr5" draw:name="graphics12" text:anchor-type="as-char" svg:width="5.6252in" svg:height="3.1874in" draw:z-index="67"><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8444654" text:continue-list="list38447766"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6">Figure 7</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text:bookmark-start text:name="__RefHeading__136375_780470623"/><text:soft-page-break/>Default <text:alphabetical-index-mark-start text:id="IMark797447292"/>Table Options<text:bookmark-end text:name="__RefHeading__136375_780470623"/><text:alphabetical-index-mark-end text:id="IMark797447292"/></text:h>
      <text:p text:style-name="P1">On the OpenOffice Writer—Table page, you can specify the default behavior of tables.</text:p>
      <text:p text:style-name="OOoFigure"><draw:frame draw:style-name="fr1" draw:name="Frame12" text:anchor-type="as-char" svg:width="5.5945in" draw:z-index="20"><draw:text-box fo:min-height="3.3764in"><text:p text:style-name="OOoFigureCaption"><draw:frame draw:style-name="fr5" draw:name="graphics19" text:anchor-type="as-char" svg:width="5.5945in" svg:height="3.7118in" draw:z-index="21"><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8454272"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8457685" text:continue-list="list38444654"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bookmark-start text:name="__RefHeading__136377_780470623"/><text:alphabetical-index-mark text:string-value="change tracking options"/>Change Tracking Options<text:bookmark-end text:name="__RefHeading__136377_780470623"/></text:h>
      <text:p text:style-name="OOoTextBody">If you plan to use the change-tracking feature of Writer, use the OpenOffice Writer—Changes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5.5945in" draw:z-index="22"><draw:text-box fo:min-height="3.4756in"><text:p text:style-name="OOoFigureCaption"><draw:frame draw:style-name="fr5" draw:name="graphics20" text:anchor-type="as-char" svg:width="5.5945in" svg:height="3.7118in" draw:z-index="23"><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bookmark-start text:name="__RefHeading__136379_780470623"/><text:alphabetical-index-mark text:string-value="compatibility options"/>Compatibility Options<text:bookmark-end text:name="__RefHeading__136379_780470623"/></text:h>
      <text:p text:style-name="OOoTextBody">Do you need to import <text:alphabetical-index-mark-start text:id="IMark797460448"/>Microsoft Word<text:alphabetical-index-mark-end text:id="IMark797460448"/>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p>
      <text:p text:style-name="OOoDefinitionTerm">Use <text:alphabetical-index-mark-start text:id="IMark797460448"/>printer metrics<text:alphabetical-index-mark-end text:id="IMark797460448"/>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24"><draw:text-box fo:min-height="4.0417in"><text:p text:style-name="OOoFigureCaption"><draw:frame draw:style-name="fr5" draw:name="graphics21" text:anchor-type="as-char" svg:width="5.5945in" svg:height="3.7189in" draw:z-index="25"><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797460448"/>spacing between paragraphs and tables<text:alphabetical-index-mark-end text:id="IMark797460448"/>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bookmark-start text:name="__RefHeading__136381_780470623"/><text:soft-page-break/><text:alphabetical-index-mark text:string-value="AutoCaption"/>AutoCaption Options<text:bookmark-end text:name="__RefHeading__136381_780470623"/></text:h>
      <text:p text:style-name="P1">Do you want AOO to automatically insert captions for tables, pictures, frames, and OLE objects that have been inserted in a Writer documen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0"> </text:span><text:span text:style-name="OOoMenuPath"><text:span text:style-name="T10">&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8464443" text:continue-list="list38454952"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5">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36"><draw:text-box fo:min-height="3.9827in"><text:p text:style-name="OOoFigureCaption"><draw:frame text:anchor-type="as-char" draw:z-index="37" draw:style-name="gr1" draw:text-style-name="P36"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30" text:outline-level="3"><text:bookmark-start text:name="__RefHeading__136383_780470623"/><text:soft-page-break/><text:alphabetical-index-mark text:string-value="mail merge e-mail options"/>Mail Merge <text:alphabetical-index-mark text:string-value="e-mail options"/>E-mail Options<text:bookmark-end text:name="__RefHeading__136383_780470623"/></text:h>
      <text:p text:style-name="P6">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16"><draw:frame draw:style-name="fr1" draw:name="Frame18" text:anchor-type="as-char" svg:width="5.5945in" draw:z-index="68"><draw:text-box fo:min-height="3.348in"><text:p text:style-name="OOoFigureCaption"><draw:frame draw:style-name="fr5" draw:name="graphics34" text:anchor-type="as-char" svg:width="5.5945in" svg:height="3.7327in" draw:z-index="69"><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36385_780470623"/>Choosing Options for HTML Documents<text:bookmark-end text:name="__RefHeading__136385_780470623"/></text:h>
      <text:p text:style-name="OOoTextBody_5f_ListIntro">You can configure OpenOffice to treat HTML documents in Writer differently than regular documents.</text:p>
      <text:list xml:id="list38461470" text:continue-list="list38464443"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10">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7205230"/><text:soft-page-break/>Choosing <text:alphabetical-index-mark-start text:id="IMark797461264"/>Language Settings<text:bookmark-end text:name="__RefHeading__37205230"/><text:alphabetical-index-mark-end text:id="IMark797461264"/></text:h>
      <text:p text:style-name="OOoTextBody_5f_ListIntro">You may need to do several things to set the language settings to what you want:</text:p>
      <text:list xml:id="list200540600" text:style-name="OOoBullets_20_1">
        <text:list-item>
          <text:p text:style-name="P31">Install the required Language Pack</text:p>
        </text:list-item>
        <text:list-item>
          <text:p text:style-name="OOoList_20_1_20_Cont.">Install the required dictionaries</text:p>
        </text:list-item>
      </text:list>
      <text:list xml:id="list38459480" text:continue-list="list38457685"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text:bookmark-start text:name="__RefHeading__9333_2104653120"/>Install the Required <text:alphabetical-index-mark-start text:id="IMark797461120"/>Language Pack<text:bookmark-end text:name="__RefHeading__9333_2104653120"/><text:alphabetical-index-mark-end text:id="IMark797461120"/></text:h>
      <text:p text:style-name="OOoTextBody">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6">. </text:span><text:span text:style-name="T4">Choose your operating system, language, and software version and click the</text:span><text:span text:style-name="T6">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p>
      <text:h text:style-name="OOoHeading_20_2" text:outline-level="3"><text:bookmark-start text:name="__RefHeading__136387_780470623"/>Install the Required <text:alphabetical-index-mark-start text:id="IMark797461120"/>Dictionaries<text:bookmark-end text:name="__RefHeading__136387_780470623"/><text:alphabetical-index-mark-end text:id="IMark797461120"/></text:h>
      <text:p text:style-name="P1">OpenOffice automatically installs several dictionaries with the program. To add other dictionaries, be sure you are connected to the Internet, and then use <text:span text:style-name="OOoMenuPath"><text:span text:style-name="OOoMenuPath">Tools &gt; Language &gt; More Dictionaries Online</text:span></text:span>. AOO will open your default web browser to a page containing links to additional dictionaries that you can install. Follow the prompts to select and install the ones you want.</text:p>
      <text:h text:style-name="OOoHeading_20_2" text:outline-level="3"><text:bookmark-start text:name="__RefHeading__136389_780470623"/>Change Some Locale and Language Settings<text:bookmark-end text:name="__RefHeading__136389_780470623"/></text:h>
      <text:p text:style-name="OOoTextBody">You can change some details of the locale and language settings that AOO uses for all documents or for specific documents.</text:p>
      <text:p text:style-name="P1">In the <text:span text:style-name="T15">Options</text:span> dialog box, choose <text:span text:style-name="OOoMenuPath">Language Settings &gt; Languages</text:span>.</text:p>
      <text:p text:style-name="OOoFigure"><draw:frame draw:style-name="fr1" draw:name="Frame22" text:anchor-type="as-char" svg:width="6.0126in" draw:z-index="38"><draw:text-box fo:min-height="1.7339in"><text:p text:style-name="OOoFigureCaption"><draw:frame text:anchor-type="as-char" draw:z-index="39" draw:style-name="gr1" draw:text-style-name="P36"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797461264"/>Asian languages<text:alphabetical-index-mark-end text:id="IMark797461264"/>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58"><draw:text-box fo:min-height="4.0835in"><text:p text:style-name="OOoFigureCaption"><draw:frame draw:style-name="fr5" draw:name="graphics35" text:anchor-type="as-char" svg:width="5.6252in" svg:height="3.7189in" draw:z-index="59"><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18"><draw:frame draw:style-name="fr1" draw:name="Frame33" text:anchor-type="as-char" svg:width="5.5374in" draw:z-index="60"><draw:text-box fo:min-height="2.1563in"><text:p text:style-name="OOoFigureCaption"><draw:frame draw:style-name="fr5" draw:name="graphics37" text:anchor-type="as-char" svg:width="5.5374in" svg:height="1.7083in" draw:z-index="63"><draw:image xlink:href="Pictures/100002010000020F000000A34BF6EF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text:bookmark-start text:name="__RefHeading__136391_780470623"/>Choose <text:alphabetical-index-mark-start text:id="IMark797460928"/>Spelling Options<text:bookmark-end text:name="__RefHeading__136391_780470623"/><text:alphabetical-index-mark-end text:id="IMark797460928"/></text:h>
      <text:p text:style-name="P3">To choose the options for checking spelling, choose <text:span text:style-name="OOoMenuPath">Language Settings &gt; Writing Aids</text:span>. In the <text:span text:style-name="OOoEmphasis">Options</text:span> section of the page, select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8457295" text:continue-list="list38459480"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7"><draw:frame draw:style-name="fr1" draw:name="Frame34" text:anchor-type="as-char" svg:width="6.2583in" draw:z-index="70"><draw:text-box fo:min-height="4.0709in"><text:p text:style-name="P17"><draw:frame draw:style-name="fr5" draw:name="graphics38" text:anchor-type="as-char" svg:width="5.6154in" svg:height="3.6984in" draw:z-index="71"><draw:image xlink:href="Pictures/100002010000021E000001655E3F6186.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36393_780470623"/>Controlling Writer’s AutoCorrect Functions<text:bookmark-end text:name="__RefHeading__136393_780470623"/></text:h>
      <text:p text:style-name="P1">Some people find some or all of the items in Writer’s <text:alphabetical-index-mark-start text:id="IMark797461456"/>AutoCorrect<text:alphabetical-index-mark-end text:id="IMark797461456"/>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5.8272in" draw:z-index="40"><draw:text-box fo:min-height="4.5402in"><text:p text:style-name="OOoFigureCaption"><draw:frame text:anchor-type="as-char" draw:z-index="41" draw:style-name="gr1" draw:text-style-name="P36"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3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2-Setting up Writer</text:title> | <text:page-number text:select-page="current">3</text:page-number></text:p>
      </style:footer>
      <style:footer-left>
        <text:p text:style-name="OOoFooter"><text:page-number text:select-page="current"/> | <text:title>AOO41WG2-Setting up Writer</text:title></text:p>
      </style:footer-left>
    </style:master-page>
    <style:master-page style:name="OOoOneColumn" style:page-layout-name="Mpm6">
      <style:footer>
        <text:p text:style-name="MP3"><text:title>AOO41WG2-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AOO41WG2-Setting up Writer</dc:title>
    <meta:creation-date>2023-06-21T16:51:55.38</meta:creation-date>
    <meta:editing-cycles>9</meta:editing-cycles>
    <meta:editing-duration>PT43M10S</meta:editing-duration>
    <meta:initial-creator>Keith McKenna</meta:initial-creator>
    <meta:keyword>Version 4.1</meta:keyword>
    <dc:subject>Apache OpenOffice User Guides®</dc:subject>
    <dc:description>This Guide is applicable to all Version 4.1.X versions</dc:description>
    <dc:date>2023-12-10T18:21:02.29</dc:date>
    <dc:creator>Keith McKenna</dc:creator>
    <meta:document-statistic meta:table-count="14" meta:image-count="22" meta:object-count="0" meta:page-count="34" meta:paragraph-count="452" meta:word-count="7041" meta:character-count="41888"/>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